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f53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primera parte de la sección <text:span text:style-name="Strong_20_Emphasis">"Clímax"</text:span>, que resuelve el cliffhanger y libera a Elara de la trampa del espejo. He ampliado la narrativa para alcanzar la longitud deseada, añadiendo descripciones, tensando la atmósfera y profundizando en las emociones de Elara.</text:p>
      <text:p text:style-name="Horizontal_20_Line"/>
      <text:h text:style-name="Heading_20_3" text:outline-level="3">Clímax - Parte I: La Espada que Rompe Barreras</text:h>
      <text:p text:style-name="Text_20_body">Elara estaba atrapada. El mundo reflejado dentro del espejo era un laberinto interminable, plagado de imágenes distorsionadas del castillo y su propia figura multiplicada al infinito. Se movía entre reflejos de paredes y pasillos que no llevaban a ninguna parte, sintiendo cómo el aire se volvía más denso con cada paso. La luz, fría y pálida, parecía provenir de ninguna fuente concreta, proyectando sombras <text:span text:style-name="T1">inquietantes</text:span>.</text:p>
      <text:p text:style-name="Text_20_body">Su respiración era irregular, y el eco de sus propios pasos reverberaba, amplificado, en todas direcciones.</text:p>
      <text:p text:style-name="Text_20_body">—Esto no puede ser real —murmuró para sí misma, su voz ahogada por el vacío insondable del lugar. Pero cada vez que intentaba convencerse de que era solo una ilusión, sentía el suelo firme bajo sus pies, los latidos frenéticos de su corazón, el peso del miedo y la furia en sus hombros.</text:p>
      <text:p text:style-name="Text_20_body">Caminó, buscando alguna grieta, un punto débil en las paredes de cristal. Tocó los espejos, sintiendo su superficie fría y lisa, como si estuviera sellada por algo más poderoso que cualquier material terrenal. Golpeó el cristal con los puños, pero solo logró hacerse daño. Incluso gritar parecía inútil, pues el eco de su voz se perdía en la vastedad del lugar, diluyéndose hasta convertirse en un susurro lejano.</text:p>
      <text:p text:style-name="Text_20_body">Elara cerró los ojos un momento, intentando no sucumbir al pánico.</text:p>
      <text:p text:style-name="Text_20_body"><text:span text:style-name="Strong_20_Emphasis">Recordó a Khub.</text:span> Su traición ardía como una llama en su interior. La sonrisa cruel en su rostro mientras la empujaba al espejo seguía grabada en su memoria. Había confiado en él, y él la había vendido al mago.<text:line-break/>—No me quedaré aquí —murmuró, con los dientes apretados—. No dejaré que gane.</text:p>
      <text:p text:style-name="Text_20_body">Deslizó la mano por su cinturón, en busca de cualquier herramienta que pudiera ayudarla. Sus dedos rozaron la empuñadura de la espada que le había dado Tharok, el herrero del pueblo. Elara la desenvainó lentamente, observando cómo la hoja de metal oscuro brillaba con una luz tenue, como si reconociera su toque. <text:span text:style-name="Strong_20_Emphasis">Era un arma peculiar</text:span>, diferente a cualquier otra que hubiera visto antes, con inscripciones que parecían cambiar dependiendo del ángulo desde el que se miraran.</text:p>
      <text:p text:style-name="Text_20_body">—Tharok dijo que esta espada no conoce barreras… —susurró para sí misma, mientras el recuerdo del herrero volvía a su mente.</text:p>
      <text:p text:style-name="Text_20_body"><text:span text:style-name="Emphasis">"No olvides esto, Elara: esta espada no solo corta acero o piedra; corta aquello que otros creen imposible. Si alguna vez te encuentras atrapada, recuerda que este metal no tiene límites."</text:span></text:p>
      <text:p text:style-name="Text_20_body">Una chispa de esperanza iluminó sus pensamientos. Apretó la empuñadura con más fuerza, sintiendo cómo el calor de la espada se transmitía a sus manos. Su mirada se endureció mientras retrocedía unos pasos, tomando impulso.<text:line-break/>—Veamos si puedes contra la magia de Morgerathus.</text:p>
      <text:p text:style-name="Text_20_body"><text:soft-page-break/>Con un grito cargado de determinación, Elara levantó la espada y la lanzó con toda su fuerza hacia el espejo más cercano. La hoja voló recta, girando como un rayo oscuro, hasta impactar contra el cristal con un estruendo ensordecedor.</text:p>
      <text:p text:style-name="Text_20_body"><text:span text:style-name="Strong_20_Emphasis">El mundo reflejado se estremeció.</text:span></text:p>
      <text:p text:style-name="Text_20_body">Grietas luminosas se extendieron por la superficie del espejo, expandiéndose como si fueran las ramas de un árbol cubierto de luz cegadora. Un estruendo profundo, como el rugido de un trueno, resonó en todas direcciones. Elara tuvo que cubrirse los ojos cuando un destello brillante la envolvió por completo. La onda expansiva la empujó hacia atrás, haciéndola caer al suelo.</text:p>
      <text:p text:style-name="Text_20_body">Cuando abrió los ojos, el mundo reflejado había desaparecido.</text:p>
      <text:p text:style-name="Text_20_body">Estaba de vuelta en la sala original del castillo, tumbada en el frío suelo de piedra. Su respiración era rápida, y su corazón seguía martilleando en su pecho. El eco del estallido aún resonaba en sus oídos.</text:p>
      <text:p text:style-name="Text_20_body">Se incorporó lentamente, mirando a su alrededor. La habitación había cambiado drásticamente. Los espejos que antes decoraban las paredes estaban ahora en pedazos, esparcidos por el suelo en pequeños fragmentos brillantes. La luz mágica que antes llenaba la sala había desaparecido por completo. El ambiente era oscuro y silencioso, salvo por el suave zumbido residual de la magia disipándose.</text:p>
      <text:p text:style-name="Text_20_body">Frente a ella, descansaba la espada de Tharok, intacta, como si esperara pacientemente a ser recogida.</text:p>
      <text:p text:style-name="Text_20_body">Elara la levantó, sintiendo un vínculo más fuerte con el arma que nunca. La sostuvo entre sus manos, observando las inscripciones cambiantes en la hoja. Por primera vez, comprendió que esta espada no era solo un arma; era una herramienta destinada a abrir caminos cuando todo parecía perdido.</text:p>
      <text:p text:style-name="Text_20_body">Levantó la vista, girando lentamente sobre sí misma para observar el estado de la sala. Todo lo que había hecho del lugar un artefacto mágico —los reflejos, las luces, la energía— había desaparecido. Elara sabía que había destruido algo importante para Morgerathus.<text:line-break/>—El artefacto de los espejos ha sido destruido —murmuró para sí misma, con una mezcla de alivio y tensión—. Pero esto no ha terminado.</text:p>
      <text:p text:style-name="Text_20_body">El eco de su voz murió en la inmensidad del silencio que la rodeaba. Ahora, más que nunca, estaba convencida de que debía detener al mago. <text:span text:style-name="Strong_20_Emphasis">El sacrificio que había planeado no ocurriría.</text:span></text:p>
      <text:p text:style-name="Text_20_body">Con pasos decididos, se dirigió hacia la puerta, dejando atrás los restos del artefacto destruido. Pero algo en su interior le decía que este triunfo era solo el comienzo de un enfrentamiento mucho más peligroso.</text:p>
      <text:p text:style-name="Horizontal_20_Line"/>
      <text:p text:style-name="Text_20_body">Esta primera parte cubre la resolución del cliffhanger y establece el tono de lo que vendrá a continuación. Si necesitas ajustes o deseas continuar con la narrativa, avísame.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2T16:15:52.826000000</meta:creation-date>
    <dc:date>2025-01-22T16:24:56.606000000</dc:date>
    <meta:editing-duration>PT9M3S</meta:editing-duration>
    <meta:editing-cycles>1</meta:editing-cycles>
    <meta:document-statistic meta:table-count="0" meta:image-count="0" meta:object-count="0" meta:page-count="2" meta:paragraph-count="24" meta:word-count="928" meta:character-count="5624" meta:non-whitespace-character-count="4722"/>
    <meta:generator>LibreOffice/7.3.5.2$Windows_X86_64 LibreOffice_project/184fe81b8c8c30d8b5082578aee2fed2ea847c01</meta:generator>
  </office:meta>
</office:document-meta>
</file>